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style:font-name="DejaVu Serif" fo:font-size="10pt" officeooo:rsid="000ff60e" officeooo:paragraph-rsid="000ff60e" style:font-size-asian="10pt" style:font-size-complex="10pt"/>
    </style:style>
    <style:style style:name="P2" style:family="paragraph" style:parent-style-name="Text_20_body">
      <style:paragraph-properties fo:text-align="justify" style:justify-single-word="false"/>
      <style:text-properties style:font-name="DejaVu Serif" fo:font-size="10pt" officeooo:paragraph-rsid="000ff60e" style:font-size-asian="10pt" style:font-size-complex="10pt"/>
    </style:style>
    <style:style style:name="P3" style:family="paragraph" style:parent-style-name="Text_20_body">
      <style:paragraph-properties fo:text-align="justify" style:justify-single-word="false"/>
      <style:text-properties style:font-name="DejaVu Serif" fo:font-size="10pt" style:font-size-asian="10pt" style:font-size-complex="10pt"/>
    </style:style>
    <style:style style:name="P4" style:family="paragraph" style:parent-style-name="Text_20_body">
      <style:paragraph-properties fo:text-align="justify" style:justify-single-word="false"/>
      <style:text-properties style:font-name="DejaVu Serif" fo:font-size="10pt" officeooo:paragraph-rsid="00145a88" style:font-size-asian="10pt" style:font-size-complex="10pt"/>
    </style:style>
    <style:style style:name="P5" style:family="paragraph" style:parent-style-name="Text_20_body">
      <style:text-properties style:font-name="DejaVu Serif" fo:font-size="10pt" style:font-size-asian="10pt" style:font-size-complex="10pt"/>
    </style:style>
    <style:style style:name="P6" style:family="paragraph" style:parent-style-name="Text_20_body" style:list-style-name="L5">
      <style:paragraph-properties fo:margin-top="0cm" fo:margin-bottom="0cm" style:contextual-spacing="false"/>
      <style:text-properties style:font-name="DejaVu Serif" fo:font-size="10pt" style:font-size-asian="10pt" style:font-size-complex="10pt"/>
    </style:style>
    <style:style style:name="P7" style:family="paragraph" style:parent-style-name="Text_20_body" style:list-style-name="L5">
      <style:text-properties style:font-name="DejaVu Serif" fo:font-size="10pt" style:font-size-asian="10pt" style:font-size-complex="10pt"/>
    </style:style>
    <style:style style:name="P8" style:family="paragraph" style:parent-style-name="Text_20_body" style:list-style-name="L6">
      <style:paragraph-properties fo:margin-top="0cm" fo:margin-bottom="0cm" style:contextual-spacing="false"/>
      <style:text-properties style:font-name="DejaVu Serif" fo:font-size="10pt" style:font-size-asian="10pt" style:font-size-complex="10pt"/>
    </style:style>
    <style:style style:name="P9" style:family="paragraph" style:parent-style-name="Text_20_body" style:list-style-name="L6">
      <style:text-properties style:font-name="DejaVu Serif" fo:font-size="10pt" officeooo:paragraph-rsid="0016dfb7" style:font-size-asian="10pt" style:font-size-complex="10pt"/>
    </style:style>
    <style:style style:name="P10" style:family="paragraph" style:parent-style-name="Text_20_body" style:list-style-name="L7">
      <style:paragraph-properties fo:margin-top="0cm" fo:margin-bottom="0cm" style:contextual-spacing="false"/>
      <style:text-properties style:font-name="DejaVu Serif" fo:font-size="10pt" style:font-size-asian="10pt" style:font-size-complex="10pt"/>
    </style:style>
    <style:style style:name="P11" style:family="paragraph" style:parent-style-name="Text_20_body" style:list-style-name="L7">
      <style:paragraph-properties fo:margin-top="0cm" fo:margin-bottom="0cm" style:contextual-spacing="false"/>
      <style:text-properties style:font-name="DejaVu Serif" fo:font-size="10pt" officeooo:paragraph-rsid="0016f3fc" style:font-size-asian="10pt" style:font-size-complex="10pt"/>
    </style:style>
    <style:style style:name="P12" style:family="paragraph" style:parent-style-name="Text_20_body" style:list-style-name="L8">
      <style:paragraph-properties fo:margin-top="0cm" fo:margin-bottom="0cm" style:contextual-spacing="false"/>
      <style:text-properties style:font-name="DejaVu Serif" fo:font-size="10pt" style:font-size-asian="10pt" style:font-size-complex="10pt"/>
    </style:style>
    <style:style style:name="P13" style:family="paragraph" style:parent-style-name="Text_20_body" style:list-style-name="L8">
      <style:text-properties style:font-name="DejaVu Serif" fo:font-size="10pt" style:font-size-asian="10pt" style:font-size-complex="10pt"/>
    </style:style>
    <style:style style:name="P14" style:family="paragraph" style:parent-style-name="Text_20_body" style:list-style-name="L8">
      <style:paragraph-properties fo:margin-top="0cm" fo:margin-bottom="0cm" style:contextual-spacing="false"/>
      <style:text-properties style:font-name="DejaVu Serif" fo:font-size="10pt" officeooo:paragraph-rsid="0016f3fc" style:font-size-asian="10pt" style:font-size-complex="10pt"/>
    </style:style>
    <style:style style:name="P15" style:family="paragraph" style:parent-style-name="Text_20_body" style:list-style-name="L6">
      <style:text-properties style:font-name="DejaVu Serif" fo:font-size="10pt" fo:font-weight="bold" officeooo:paragraph-rsid="0016dfb7" style:font-size-asian="10pt" style:font-weight-asian="bold" style:font-size-complex="10pt" style:font-weight-complex="bold"/>
    </style:style>
    <style:style style:name="P16" style:family="paragraph" style:parent-style-name="Text_20_body" style:list-style-name="L4"/>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7">
      <style:paragraph-properties fo:margin-top="0cm" fo:margin-bottom="0cm" style:contextual-spacing="false"/>
      <style:text-properties officeooo:paragraph-rsid="0016f3fc"/>
    </style:style>
    <style:style style:name="P22" style:family="paragraph" style:parent-style-name="Text_20_body" style:list-style-name="L7">
      <style:paragraph-properties fo:margin-top="0cm" fo:margin-bottom="0cm" style:contextual-spacing="false"/>
      <style:text-properties officeooo:rsid="0016f3fc" officeooo:paragraph-rsid="0016f3fc"/>
    </style:style>
    <style:style style:name="P23" style:family="paragraph" style:parent-style-name="Text_20_body">
      <style:paragraph-properties fo:margin-top="0cm" fo:margin-bottom="0cm" style:contextual-spacing="false"/>
      <style:text-properties officeooo:rsid="0016f3fc" officeooo:paragraph-rsid="0016f3fc"/>
    </style:style>
    <style:style style:name="T1" style:family="text">
      <style:text-properties officeooo:rsid="000ff60e"/>
    </style:style>
    <style:style style:name="T2" style:family="text">
      <style:text-properties style:font-name="DejaVu Serif"/>
    </style:style>
    <style:style style:name="T3" style:family="text">
      <style:text-properties style:font-name="DejaVu Serif" fo:font-size="10pt" style:font-size-asian="10pt" style:font-size-complex="10pt"/>
    </style:style>
    <style:style style:name="T4" style:family="text">
      <style:text-properties style:font-name="DejaVu Serif" fo:font-size="10pt" officeooo:rsid="0016f3fc" style:font-size-asian="10pt" style:font-size-complex="10pt"/>
    </style:style>
    <style:style style:name="T5" style:family="text">
      <style:text-properties officeooo:rsid="001655d1"/>
    </style:style>
    <style:style style:name="T6" style:family="text">
      <style:text-properties officeooo:rsid="0016dfb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rojet </text:span>CAPI</text:p>
      <text:p text:style-name="P1"/>
      <text:h text:style-name="Heading_20_2" text:outline-level="2">Présentation :</text:h>
      <text:p text:style-name="P2"><text:tab/>Le projet CAPI consiste en la création d’une application Python dédiée à la méthode de planification dite « poker planning ». Cette application a pour objectif de permettre à un groupe de participants, au nombre modulable, d’évaluer collectivement la difficulté des différentes tâches d’un projet ou d’un travail. Les participants débattent de ces estimations, tâche par tâche, en confrontant leurs points de vue.</text:p>
      <text:p text:style-name="P3"><text:tab/>Nous avons opté pour une application locale afin de privilégier les échanges en face-à-face, permettant ainsi des discussions plus riches et directes. Ce choix se justifie par l’importance d’entendre les arguments de chacun, ce qui peut être moins évident dans un échange textuel via un chat, où l’attention portée aux autres est parfois moindre.</text:p>
      <text:h text:style-name="Heading_20_3" text:outline-level="3"><text:span text:style-name="Strong_20_Emphasis"><text:span text:style-name="T2">Fonctionnalités initiales</text:span></text:span></text:h>
      <text:h text:style-name="Heading_20_5" text:outline-level="5"><text:tab/>Interface principale</text:h>
      <text:p text:style-name="P5">Au démarrage de l’application, l’utilisateur accède à une interface initiale qui propose trois options via des boutons :</text:p>
      <text:list text:style-name="L4">
        <text:list-item>
          <text:p text:style-name="P17"><text:span text:style-name="Strong_20_Emphasis"><text:span text:style-name="T3">Commencer une partie</text:span></text:span><text:span text:style-name="T3"> : Redirige l’utilisateur vers une interface dédiée à la configuration d’une nouvelle partie.</text:span></text:p>
        </text:list-item>
        <text:list-item>
          <text:p text:style-name="P17"><text:span text:style-name="Strong_20_Emphasis"><text:span text:style-name="T3">Charger une session</text:span></text:span><text:span text:style-name="T3"> : Permet de reprendre une partie sauvegardée en ouvrant une interface spécifique.</text:span></text:p>
        </text:list-item>
        <text:list-item>
          <text:p text:style-name="P16"><text:span text:style-name="Strong_20_Emphasis"><text:span text:style-name="T3">Quitter</text:span></text:span><text:span text:style-name="T3"> : Ferme l’application.</text:span></text:p>
        </text:list-item>
      </text:list>
      <text:h text:style-name="Heading_20_5" text:outline-level="5"><text:tab/>Interface "Commencer une partie"</text:h>
      <text:p text:style-name="P5">L’interface de configuration d’une partie permet de réaliser plusieurs actions nécessaires à la mise en place du jeu :</text:p>
      <text:list text:style-name="L5">
        <text:list-item>
          <text:p text:style-name="P18"><text:span text:style-name="Strong_20_Emphasis"><text:span text:style-name="T3">Ajouter des joueurs</text:span></text:span><text:span text:style-name="T3"> :</text:span></text:p>
          <text:list>
            <text:list-item>
              <text:p text:style-name="P6">Un champ de saisie est disponible pour nommer chaque joueur.</text:p>
            </text:list-item>
            <text:list-item>
              <text:p text:style-name="P6">À côté de ce champ, un bouton "Ajouter" permet de valider l’entrée et de s’assurer que les données sont correctes.</text:p>
            </text:list-item>
          </text:list>
        </text:list-item>
        <text:list-item>
          <text:p text:style-name="P18"><text:span text:style-name="Strong_20_Emphasis"><text:span text:style-name="T3">Définir les règles de la partie</text:span></text:span><text:span text:style-name="T3"> :</text:span></text:p>
          <text:list>
            <text:list-item>
              <text:p text:style-name="P6">Une section dédiée permet de choisir parmi différents types de règles disponibles.</text:p>
            </text:list-item>
          </text:list>
        </text:list-item>
        <text:list-item>
          <text:p text:style-name="P18"><text:span text:style-name="Strong_20_Emphasis"><text:span text:style-name="T3">Ajouter des fonctionnalités à débattre</text:span></text:span><text:span text:style-name="T3"> :</text:span></text:p>
          <text:list>
            <text:list-item>
              <text:p text:style-name="P6">Ces fonctionnalités peuvent être ajoutées de la même manière que pour les joueurs, avec un champ de texte et un bouton "Ajouter".</text:p>
            </text:list-item>
            <text:list-item>
              <text:p text:style-name="P6">Un mécanisme est en place pour vérifier et confirmer les entrées.</text:p>
            </text:list-item>
          </text:list>
        </text:list-item>
        <text:list-item>
          <text:p text:style-name="P18"><text:span text:style-name="Strong_20_Emphasis"><text:span text:style-name="T3">Charger des fonctionnalités</text:span></text:span><text:span text:style-name="T3"> :</text:span></text:p>
          <text:list>
            <text:list-item>
              <text:p text:style-name="P6">Un bouton "Charger fonctionnalités" ouvre un panneau où l’utilisateur peut écrire le nom d’un fichier et importer des fonctionnalités prédéfinies.</text:p>
            </text:list-item>
          </text:list>
        </text:list-item>
        <text:list-item>
          <text:p text:style-name="P18"><text:span text:style-name="Strong_20_Emphasis"><text:span text:style-name="T3">Sauvegarder les fonctionnalités</text:span></text:span><text:span text:style-name="T3"> :</text:span></text:p>
          <text:list>
            <text:list-item>
              <text:p text:style-name="P6">Un bouton dédié permet de sauvegarder les fonctionnalités ajoutées dans un fichier. Cela ouvre un panneau similaire à celui de chargement, où l’utilisateur peut nommer le fichier de sauvegarde.</text:p>
            </text:list-item>
          </text:list>
        </text:list-item>
        <text:list-item>
          <text:p text:style-name="P18"><text:soft-page-break/><text:span text:style-name="Strong_20_Emphasis"><text:span text:style-name="T3">Lancer la partie</text:span></text:span><text:span text:style-name="T3"> :</text:span></text:p>
          <text:list>
            <text:list-item>
              <text:p text:style-name="P7">Une fois tous les paramètres configurés (joueurs, règles, fonctionnalités), un bouton permet de démarrer la partie.</text:p>
            </text:list-item>
          </text:list>
        </text:list-item>
      </text:list>
      <text:p text:style-name="P5"/>
      <text:h text:style-name="Heading_20_5" text:outline-level="5"><text:tab/>Interface "Charger une session"</text:h>
      <text:p text:style-name="P5">Cette interface offre la possibilité de reprendre une partie enregistrée.</text:p>
      <text:list text:style-name="L6">
        <text:list-item>
          <text:p text:style-name="P19"><text:span text:style-name="Strong_20_Emphasis"><text:span text:style-name="T3">Charger une partie</text:span></text:span><text:span text:style-name="T3"> :</text:span></text:p>
          <text:list>
            <text:list-item>
              <text:p text:style-name="P8">Un champ permet de saisir le nom du fichier contenant une sauvegarde d’une partie en cours.</text:p>
            </text:list-item>
            <text:list-item>
              <text:p text:style-name="P8">Une fois le fichier chargé, l’interface passe à une page similaire à celle de la configuration d’une nouvelle partie, mais avec les données pré-remplies (joueurs, règles, fonctionnalités).</text:p>
            </text:list-item>
          </text:list>
        </text:list-item>
        <text:list-item>
          <text:p text:style-name="P15"><text:span text:style-name="T6">Continuer la partie :</text:span></text:p>
          <text:list>
            <text:list-item>
              <text:p text:style-name="P9"><text:span text:style-name="T5"><text:s/>Cela nous amènera sur une page similaire à celle de création de partie, mais avec les champs pré-remplis. Et lorsque l’on lance la partie, cela nous amène à la fonctionnalité auquel nous nous étions arrêter.</text:span></text:p>
            </text:list-item>
          </text:list>
        </text:list-item>
      </text:list>
      <text:p text:style-name="P4"/>
      <text:h text:style-name="Heading_20_5" text:outline-level="5"><text:tab/>Déroulement d’une partie</text:h>
      <text:p text:style-name="P5">La partie se déroule via une interface dédiée qui affiche les informations suivantes :</text:p>
      <text:list text:style-name="L7">
        <text:list-item>
          <text:p text:style-name="P20"><text:span text:style-name="Strong_20_Emphasis"><text:span text:style-name="T3">Liste des joueurs</text:span></text:span><text:span text:style-name="T3"> :</text:span></text:p>
          <text:list>
            <text:list-item>
              <text:p text:style-name="P10">Présente tous les joueurs participant à la partie.</text:p>
            </text:list-item>
          </text:list>
        </text:list-item>
        <text:list-item>
          <text:p text:style-name="P20"><text:span text:style-name="Strong_20_Emphasis"><text:span text:style-name="T3">Règle de la partie</text:span></text:span><text:span text:style-name="T3"> :</text:span></text:p>
          <text:list>
            <text:list-item>
              <text:p text:style-name="P10">Rappel des règles sélectionnées.</text:p>
            </text:list-item>
          </text:list>
        </text:list-item>
        <text:list-item>
          <text:p text:style-name="P20"><text:span text:style-name="Strong_20_Emphasis"><text:span text:style-name="T3">Fonctionnalité en cours</text:span></text:span><text:span text:style-name="T3"> :</text:span></text:p>
          <text:list>
            <text:list-item>
              <text:p text:style-name="P10">Indique la fonctionnalité actuelle sur laquelle les joueurs débattent.</text:p>
            </text:list-item>
          </text:list>
        </text:list-item>
        <text:list-item>
          <text:p text:style-name="P21"><text:span text:style-name="Strong_20_Emphasis"><text:span text:style-name="T3">Résultat du round précédent</text:span></text:span><text:span text:style-name="T3"> :</text:span></text:p>
          <text:list>
            <text:list-item>
              <text:p text:style-name="P21"><text:span text:style-name="T3">Montre le score ou tout autre résultat lié au round précédent.</text:span></text:p>
            </text:list-item>
          </text:list>
        </text:list-item>
        <text:list-item>
          <text:p text:style-name="P21"><text:span text:style-name="Strong_20_Emphasis"><text:span text:style-name="T4">Sauvegarde</text:span></text:span><text:span text:style-name="Strong_20_Emphasis"><text:span text:style-name="T3"> </text:span></text:span><text:span text:style-name="Strong_20_Emphasis"><text:span text:style-name="T4">des</text:span></text:span><text:span text:style-name="Strong_20_Emphasis"><text:span text:style-name="T3"> </text:span></text:span><text:span text:style-name="Strong_20_Emphasis"><text:span text:style-name="T4">résultats</text:span></text:span><text:span text:style-name="T3"> :</text:span></text:p>
          <text:list>
            <text:list-item>
              <text:p text:style-name="P22"><text:span text:style-name="T3">Sauvegarde les résultats et les round dans un fichier JSON.</text:span></text:p>
            </text:list-item>
          </text:list>
        </text:list-item>
      </text:list>
      <text:p text:style-name="P23"><text:span text:style-name="T3"/></text:p>
      <text:p text:style-name="Text_20_body"><text:span text:style-name="Strong_20_Emphasis"><text:span text:style-name="T3">Actions possibles</text:span></text:span><text:span text:style-name="T3"> :</text:span></text:p>
      <text:list text:style-name="L8">
        <text:list-item>
          <text:p text:style-name="P12">Chaque joueur dispose d’une interface lui permettant de sélectionner une carte parmi les 13 disponibles. Lorsqu’un joueur fait son choix :</text:p>
          <text:list>
            <text:list-item>
              <text:p text:style-name="P14">Son nom et la carte choisie sont affichés.</text:p>
            </text:list-item>
          </text:list>
        </text:list-item>
        <text:list-item>
          <text:p text:style-name="P14">Une fois que tous les joueurs ont sélectionné leurs cartes :</text:p>
          <text:list>
            <text:list-item>
              <text:p text:style-name="P12">La fonctionnalité en cours et le résultat du round sont mis à jour.</text:p>
            </text:list-item>
            <text:list-item>
              <text:p text:style-name="P13">Le processus recommence pour un nouveau round.</text:p>
            </text:list-item>
          </text:list>
        </text:list-item>
      </text:list>
      <text:p text:style-name="P5"><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erif" fo:font-family="'DejaVu Serif'" style:font-family-generic="roman"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DejaVu Serif" fo:font-family="'DejaVu Serif'" style:font-family-generic="roman"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9T13:43:38.433000000</meta:creation-date>
    <dc:date>2024-12-20T10:28:12.455000000</dc:date>
    <meta:editing-duration>PT2H19M28S</meta:editing-duration>
    <meta:editing-cycles>8</meta:editing-cycles>
    <meta:generator>LibreOffice/7.6.4.1$Windows_X86_64 LibreOffice_project/e19e193f88cd6c0525a17fb7a176ed8e6a3e2aa1</meta:generator>
    <meta:document-statistic meta:table-count="0" meta:image-count="0" meta:object-count="0" meta:page-count="2" meta:paragraph-count="52" meta:word-count="651" meta:character-count="3987" meta:non-whitespace-character-count="3416"/>
  </office:meta>
</office:document-meta>
</file>